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>
      <style:text-properties style:font-name="Ubuntu1" fo:font-size="10pt" style:font-size-asian="10pt" style:font-size-complex="10pt"/>
    </style:style>
    <style:style style:name="P3" style:family="paragraph" style:parent-style-name="Text_20_body">
      <style:text-properties style:font-name="Ubuntu" fo:font-size="10pt" fo:font-weight="normal" style:font-size-asian="10pt" style:font-weight-asian="normal" style:font-name-complex="Calibri" style:font-size-complex="10pt" style:font-weight-complex="normal"/>
    </style:style>
    <style:style style:name="P4" style:family="paragraph" style:parent-style-name="Text_20_body">
      <style:paragraph-properties fo:margin-top="0in" fo:margin-bottom="0.1665in"/>
      <style:text-properties style:text-position="0% 100%" style:font-name="Ubuntu1" fo:font-size="10pt" style:font-size-asian="10pt" style:font-size-complex="10pt"/>
    </style:style>
    <style:style style:name="P5" style:family="paragraph" style:parent-style-name="Standard">
      <style:paragraph-properties fo:margin-top="0in" fo:margin-bottom="0.1665in"/>
      <style:text-properties style:text-position="0% 100%" style:font-name="Ubuntu1" fo:font-size="10pt" style:font-size-asian="10pt" style:font-size-complex="10pt"/>
    </style:style>
    <style:style style:name="P6" style:family="paragraph" style:parent-style-name="Standard">
      <style:paragraph-properties fo:margin-top="0in" fo:margin-bottom="0.1665in"/>
      <style:text-properties style:text-position="0% 100%" style:font-name="Ubuntu" fo:font-size="10pt" fo:font-weight="normal" style:font-size-asian="10pt" style:font-weight-asian="normal" style:font-name-complex="Calibri" style:font-size-complex="10pt" style:font-weight-complex="normal"/>
    </style:style>
    <style:style style:name="P7" style:family="paragraph" style:parent-style-name="Standard">
      <style:paragraph-properties fo:margin-top="0in" fo:margin-bottom="0.1665in"/>
      <style:text-properties style:font-name="Ubuntu" fo:font-size="10pt" fo:font-weight="normal" style:font-size-asian="10pt" style:font-weight-asian="normal" style:font-name-complex="Calibri" style:font-size-complex="10pt" style:font-weight-complex="normal"/>
    </style:style>
    <style:style style:name="P8" style:family="paragraph" style:parent-style-name="Heading_20_3">
      <style:text-properties style:font-name="Ubuntu1"/>
    </style:style>
    <style:style style:name="P9" style:family="paragraph" style:parent-style-name="Standard">
      <style:paragraph-properties fo:margin-top="0in" fo:margin-bottom="0.1665in"/>
    </style:style>
    <style:style style:name="P10" style:family="paragraph" style:parent-style-name="Standard">
      <style:paragraph-properties fo:margin-top="0in" fo:margin-bottom="0.1665in"/>
      <style:text-properties style:text-position="0% 100%" style:font-name="Ubuntu" fo:font-size="10pt" fo:font-weight="normal" style:font-size-asian="10pt" style:font-weight-asian="normal" style:font-name-complex="Calibri" style:font-size-complex="10pt" style:font-weight-complex="normal"/>
    </style:style>
    <style:style style:name="P11" style:family="paragraph" style:parent-style-name="Standard">
      <style:paragraph-properties fo:margin-top="0in" fo:margin-bottom="0.1665in"/>
      <style:text-properties style:text-position="0% 100%" style:font-name="Ubuntu" fo:font-size="6pt" fo:font-weight="normal" style:font-size-asian="6pt" style:font-weight-asian="normal" style:font-name-complex="Calibri" style:font-size-complex="6pt" style:font-weight-complex="normal"/>
    </style:style>
    <style:style style:name="P12" style:family="paragraph" style:parent-style-name="Standard">
      <style:paragraph-properties fo:margin-top="0in" fo:margin-bottom="0.1665in"/>
      <style:text-properties style:font-name="Ubuntu" fo:font-weight="bold" style:font-weight-asian="bold" style:font-name-complex="Calibri" style:font-weight-complex="bold"/>
    </style:style>
    <style:style style:name="T1" style:family="text">
      <style:text-properties style:font-name="Ubuntu1" fo:font-weight="normal" style:font-weight-asian="normal" style:font-name-complex="Calibri" style:font-weight-complex="normal"/>
    </style:style>
    <style:style style:name="T2" style:family="text">
      <style:text-properties fo:font-weight="normal" style:font-weight-asian="normal" style:font-name-complex="Calibri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Ubuntu1" fo:font-weight="normal" style:font-weight-asian="normal" style:font-name-complex="Calibri" style:font-weight-complex="normal"/>
    </style:style>
    <style:style style:name="T5" style:family="text">
      <style:text-properties style:text-position="sub 58%" style:font-name="Ubuntu" fo:font-weight="normal" style:font-weight-asian="normal" style:font-name-complex="Calibri" style:font-weight-complex="normal"/>
    </style:style>
    <style:style style:name="T6" style:family="text">
      <style:text-properties style:text-position="sub 58%" style:font-name="Ubuntu" fo:font-size="10pt" fo:font-weight="normal" style:font-size-asian="10pt" style:font-weight-asian="normal" style:font-name-complex="Calibri" style:font-size-complex="10pt" style:font-weight-complex="normal"/>
    </style:style>
    <style:style style:name="T7" style:family="text">
      <style:text-properties style:text-position="sub 58%" style:font-name="Ubuntu" fo:font-size="10pt" fo:font-weight="normal" style:font-size-asian="10pt" style:font-weight-asian="normal" style:font-name-complex="Calibri" style:font-size-complex="10pt" style:font-weight-complex="normal"/>
    </style:style>
    <style:style style:name="T8" style:family="text">
      <style:text-properties style:font-name="Ubuntu" fo:font-weight="normal" style:font-weight-asian="normal" style:font-name-complex="Calibri" style:font-weight-complex="normal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Ubuntu1" fo:font-weight="normal" style:font-weight-asian="normal" style:font-name-complex="Calibri" style:font-weight-complex="normal"/>
    </style:style>
    <style:style style:name="T11" style:family="text">
      <style:text-properties style:text-position="0% 100%" style:font-name="Ubuntu" fo:font-size="10pt" fo:font-weight="normal" style:font-size-asian="10pt" style:font-weight-asian="normal" style:font-name-complex="Calibri" style:font-size-complex="10pt" style:font-weight-complex="normal"/>
    </style:style>
    <style:style style:name="T12" style:family="text">
      <style:text-properties style:text-position="0% 100%" style:font-name="Ubuntu" fo:font-size="10pt" fo:font-weight="normal" style:font-size-asian="10pt" style:font-weight-asian="normal" style:font-name-complex="Calibri" style:font-size-complex="10pt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OPRACOWANIE WYNIKÓW</text:h>
      <text:p text:style-name="P2">OBLICZAMY RÓŻNICĘ NAPIĘĆ W STANIE STACJONARNYM, GDY NAPIĘCIA NA TERMOPARACH USTABILIZOWAŁY SIĘ</text:p>
      <text:p text:style-name="P1"><text:span text:style-name="T1">U</text:span><text:span text:style-name="T4">1</text:span><text:span text:style-name="T1"> = 3,00 mV</text:span></text:p>
      <text:p text:style-name="P1"><text:span text:style-name="T1">U</text:span><text:span text:style-name="T4">2</text:span><text:span text:style-name="T10"> = 1,54 mV</text:span></text:p>
      <text:p text:style-name="P1"><text:span text:style-name="T10">U</text:span><text:span text:style-name="T4">3</text:span><text:span text:style-name="T10"> = 1,10 mV</text:span></text:p>
      <text:p text:style-name="P1"><text:span text:style-name="T1">U</text:span><text:span text:style-name="T4">1</text:span><text:span text:style-name="T1"> - U</text:span><text:span text:style-name="T4">2</text:span><text:span text:style-name="T1"> = 3,00 - 1,54 = 1,46 mV</text:span></text:p>
      <text:p text:style-name="P1"><text:span text:style-name="T1">U</text:span><text:span text:style-name="T4">2</text:span><text:span text:style-name="T1"> – U</text:span><text:span text:style-name="T4">3</text:span><text:span text:style-name="T1"> = 1,54 – 1,10 = 0,44 mV</text:span></text:p>
      <text:p text:style-name="P11"/>
      <text:p text:style-name="P6">OBLICZAMY NIEPEWNOŚĆ</text:p>
      <text:p text:style-name="P9"><text:span text:style-name="T11"><draw:frame draw:style-name="fr1" draw:name="Object1" text:anchor-type="as-char" svg:y="-0.2717in" svg:width="1.548in" svg:height="0.4071in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1"><text:line-break/>u(X</text:span><text:span text:style-name="T6">S</text:span><text:span text:style-name="T11">) = 0,5 mm<text:line-break/>u(X</text:span><text:span text:style-name="T6">C</text:span><text:span text:style-name="T11">)=0,5 mm<text:line-break/>u(X</text:span><text:span text:style-name="T6">M</text:span><text:span text:style-name="T11">)= 0,5 mm<text:line-break/></text:span><text:span text:style-name="T11">ΔU</text:span><text:span text:style-name="T6">S</text:span><text:span text:style-name="T11"> = 0,013</text:span><text:span text:style-name="T11"><text:line-break/></text:span><text:span text:style-name="T11">ΔU</text:span><text:span text:style-name="T6">C</text:span><text:span text:style-name="T11"> = 0,0146</text:span><text:span text:style-name="T11"><text:line-break/></text:span><text:span text:style-name="T11">ΔU</text:span><text:span text:style-name="T6">M</text:span><text:span text:style-name="T11"> = 0,0044</text:span></text:p>
      <text:p text:style-name="P6"><text:line-break/><draw:frame draw:style-name="fr2" draw:name="Obiekt3" text:anchor-type="as-char" svg:y="-0.0827in" svg:width="5.9846in" svg:height="0.5047in" draw:z-index="2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6"><draw:frame draw:style-name="fr2" draw:name="Obiekt5" text:anchor-type="as-char" svg:y="-0.0827in" svg:width="0.9866in" svg:height="0.2126in" draw:z-index="4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6"><draw:frame draw:style-name="fr2" draw:name="Obiekt4" text:anchor-type="as-char" svg:y="-0.0827in" svg:width="6.0626in" svg:height="0.5071in" draw:z-index="5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7"><text:span text:style-name="T9"><draw:frame draw:style-name="fr2" draw:name="Obiekt6" text:anchor-type="as-char" svg:y="-0.0827in" svg:width="0.9984in" svg:height="0.2126in" draw:z-index="3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1"><text:span text:style-name="T1">OBLICZAMY </text:span><text:span text:style-name="T8">λ DLA SZKŁA I CEGŁY</text:span></text:p>
      <text:p text:style-name="P4"><text:span text:style-name="T8">λ</text:span><text:span text:style-name="T5">M</text:span><text:span text:style-name="T8"> = </text:span><text:span text:style-name="T2">2,8 W/m*K</text:span></text:p>
      <text:p text:style-name="P5"><text:span text:style-name="T8">X</text:span><text:span text:style-name="T5">M</text:span><text:span text:style-name="T8"> = (0,021 + 0,02 + 0,0195) / 3 = 0,02 m</text:span></text:p>
      <text:p text:style-name="P5"><text:span text:style-name="T8">X</text:span><text:span text:style-name="T5">C</text:span><text:span text:style-name="T8"> = (0,0145 + 0,014 + 0,015) / 3 = 0,014 m</text:span></text:p>
      <text:p text:style-name="P5"><text:span text:style-name="T8">X</text:span><text:span text:style-name="T5">S</text:span><text:span text:style-name="T8"> = (0,017 + 0,017 + 0,017) /3 = 0,017 m</text:span></text:p>
      <text:p text:style-name="P6"><draw:frame draw:style-name="fr3" draw:name="Obiekt1" text:anchor-type="as-char" svg:width="3.302in" svg:height="0.34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3" draw:name="Obiekt2" text:anchor-type="as-char" svg:width="3.311in" svg:height="0.3583in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12">WNIOSKI</text:p>
      <text:p text:style-name="P3">Wynik otrzymany dla szkła różni się nieznacznie od wartości tablicowej (0,79 W/m*K), natomiast wynik otrzymany dla cegły różni się znacznie od wartości tablicowej (0,8 W/m*K). Prawdopodobnie spowodowane jest to niedokładnością przyrządów pomiarowych, a precyzując, niedokładnym przyleganiem zestyków woltomierza do wtyków termopar co mogło spowodować tak znaczące odchyle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Ubuntu" svg:font-family="Ubuntu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WenQuanYi Zen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ł Wesoły</meta:initial-creator>
    <meta:creation-date>2011-06-05T23:31:35</meta:creation-date>
    <meta:generator>OpenOffice.org/3.3$Linux OpenOffice.org_project/330m20$Build-9567</meta:generator>
    <dc:date>2011-06-06T21:48:40</dc:date>
    <meta:editing-duration>PT6H45M34S</meta:editing-duration>
    <meta:editing-cycles>14</meta:editing-cycles>
    <dc:creator>Michał Wesoły</dc:creator>
    <meta:document-statistic meta:table-count="0" meta:image-count="0" meta:object-count="7" meta:page-count="1" meta:paragraph-count="22" meta:word-count="159" meta:character-count="869"/>
  </office:meta>
</office:document-meta>
</file>

<file path=Object 1/content.xml><?xml version="1.0" encoding="utf-8"?>
<math xmlns="http://www.w3.org/1998/Math/MathML">
  <semantics>
    <mrow>
      <mrow>
        <mrow>
          <msub>
            <mo stretchy="false">λ</mo>
            <mi mathvariant="normal">S</mi>
          </msub>
          <mo stretchy="false">=</mo>
          <mfrac>
            <mrow>
              <mn>2,8</mn>
              <mo stretchy="false">∗</mo>
              <mrow>
                <mrow>
                  <mo stretchy="false">(</mo>
                  <mrow>
                    <mn>0,0154</mn>
                    <mo stretchy="false">−</mo>
                    <mn>0,011</mn>
                  </mrow>
                  <mo stretchy="false">)</mo>
                </mrow>
                <mo stretchy="false">∗</mo>
                <mn>0,017</mn>
              </mrow>
            </mrow>
            <mrow>
              <mn>0,013</mn>
              <mo stretchy="false">∗</mo>
              <mn>0,02</mn>
            </mrow>
          </mfrac>
        </mrow>
        <mo stretchy="false">=</mo>
        <mn>0.805</mn>
      </mrow>
      <mrow>
        <mo stretchy="false">(</mo>
        <mn>17</mn>
        <mo stretchy="false">)</mo>
      </mrow>
      <mrow>
        <mrow>
          <mi mathvariant="normal">W</mi>
          <mo stretchy="false">/</mo>
          <mi mathvariant="normal">m</mi>
        </mrow>
        <mo stretchy="false">∗</mo>
        <mi mathvariant="normal">K</mi>
      </mrow>
    </mrow>
    <annotation encoding="StarMath 5.0">%lambda_{S} = 2,8 * {(0,0154-0,011)*0,017} over {0,013 * 0,02} = 0.805 (17) W/ m*K</annotation>
  </semantics>
</math>
</file>

<file path=Object 2/content.xml><?xml version="1.0" encoding="utf-8"?>
<math xmlns="http://www.w3.org/1998/Math/MathML">
  <semantics>
    <mrow>
      <mrow>
        <mrow>
          <msub>
            <mo stretchy="false">λ</mo>
            <mi mathvariant="normal">C</mi>
          </msub>
          <mo stretchy="false">=</mo>
          <mfrac>
            <mrow>
              <mn>2,8</mn>
              <mo stretchy="false">∗</mo>
              <mrow>
                <mrow>
                  <mo stretchy="false">(</mo>
                  <mrow>
                    <mn>0,0154</mn>
                    <mo stretchy="false">−</mo>
                    <mn>0,011</mn>
                  </mrow>
                  <mo stretchy="false">)</mo>
                </mrow>
                <mo stretchy="false">∗</mo>
                <mn>0,014</mn>
              </mrow>
            </mrow>
            <mrow>
              <mrow>
                <mo stretchy="false">(</mo>
                <mrow>
                  <mn>0,03</mn>
                  <mo stretchy="false">−</mo>
                  <mn>0,0154</mn>
                </mrow>
                <mo stretchy="false">)</mo>
              </mrow>
              <mo stretchy="false">∗</mo>
              <mn>0,02</mn>
            </mrow>
          </mfrac>
        </mrow>
        <mo stretchy="false">=</mo>
        <mn>0.591</mn>
      </mrow>
      <mrow>
        <mo stretchy="false">(</mo>
        <mn>24</mn>
        <mo stretchy="false">)</mo>
      </mrow>
      <mrow>
        <mrow>
          <mi mathvariant="normal">W</mi>
          <mo stretchy="false">/</mo>
          <mi mathvariant="normal">m</mi>
        </mrow>
        <mo stretchy="false">∗</mo>
        <mi mathvariant="normal">K</mi>
      </mrow>
    </mrow>
    <annotation encoding="StarMath 5.0">%lambda_{C} = 2,8 * {(0,0154-0,011)*0,014} over {(0,03 - 0,0154) * 0,02} = 0.591 (24) W/m*K</annotation>
  </semantics>
</math>
</file>

<file path=Object 3/content.xml><?xml version="1.0" encoding="utf-8"?>
<math xmlns="http://www.w3.org/1998/Math/MathML">
  <semantics>
    <mrow>
      <mi>u</mi>
      <mrow>
        <mrow>
          <mo stretchy="false">(</mo>
          <msub>
            <mo stretchy="false">λ</mo>
            <mi>C</mi>
          </msub>
          <mo stretchy="false">)</mo>
        </mrow>
        <mo stretchy="false">=</mo>
        <mn>0,023</mn>
      </mrow>
    </mrow>
    <annotation encoding="StarMath 5.0">u(%lambda_{C})= 0,023</annotation>
  </semantics>
</math>
</file>

<file path=Object 4/content.xml><?xml version="1.0" encoding="utf-8"?>
<math xmlns="http://www.w3.org/1998/Math/MathML">
  <semantics>
    <mtable>
      <mtr>
        <mtd>
          <mrow>
            <mrow>
              <mstyle mathsize="12pt">
                <mrow>
                  <mrow>
                    <mi>u</mi>
                    <mo stretchy="false">(</mo>
                    <mi>U</mi>
                    <mrow>
                      <mo stretchy="false">)</mo>
                      <mi mathvariant="normal">=</mi>
                      <mfrac>
                        <mn>0,01</mn>
                        <mrow>
                          <mi/>
                          <msqrt>
                            <mn>3</mn>
                          </msqrt>
                        </mrow>
                      </mfrac>
                    </mrow>
                  </mrow>
                </mrow>
              </mstyle>
              <mi mathvariant="normal">=</mi>
              <mn>0,</mn>
            </mrow>
            <mtext>0058</mtext>
          </mrow>
        </mtd>
      </mtr>
    </mtable>
    <annotation encoding="StarMath 5.0">alignl { stack {
 size 12{u \( U \) = {  {0,01 } }  over  { `sqrt {3} } } =0,"0058"}  }</annotation>
  </semantics>
</math>
</file>

<file path=Object 5/content.xml><?xml version="1.0" encoding="utf-8"?>
<math xmlns="http://www.w3.org/1998/Math/MathML">
  <semantics>
    <mrow>
      <mi>u</mi>
      <mrow>
        <mrow>
          <mo stretchy="false">(</mo>
          <msub>
            <mo stretchy="false">λ</mo>
            <mi>S</mi>
          </msub>
          <mo stretchy="false">)</mo>
        </mrow>
        <mo stretchy="false">=</mo>
        <msqrt>
          <mrow>
            <mrow>
              <msup>
                <mrow>
                  <mo stretchy="false">(</mo>
                  <mfrac>
                    <mrow>
                      <mo stretchy="false">∂</mo>
                      <msub>
                        <mo stretchy="false">λ</mo>
                        <mi>S</mi>
                      </msub>
                    </mrow>
                    <mrow>
                      <mo stretchy="false">∂</mo>
                      <msub>
                        <mi>X</mi>
                        <mi>m</mi>
                      </msub>
                    </mrow>
                  </mfrac>
                  <mo stretchy="false">)</mo>
                </mrow>
                <mn>2</mn>
              </msup>
              <mo stretchy="false">⋅</mo>
              <mi>u</mi>
            </mrow>
            <mrow>
              <msup>
                <mrow>
                  <mo stretchy="false">(</mo>
                  <msub>
                    <mi>X</mi>
                    <mi>m</mi>
                  </msub>
                  <mo stretchy="false">)</mo>
                </mrow>
                <mn>2</mn>
              </msup>
              <mo stretchy="false">+</mo>
              <mrow>
                <msup>
                  <mrow>
                    <mo stretchy="false">(</mo>
                    <mfrac>
                      <mrow>
                        <mo stretchy="false">∂</mo>
                        <msub>
                          <mo stretchy="false">λ</mo>
                          <mi>S</mi>
                        </msub>
                      </mrow>
                      <mrow>
                        <mo stretchy="false">∂</mo>
                        <msub>
                          <mi>X</mi>
                          <mi>S</mi>
                        </msub>
                      </mrow>
                    </mfrac>
                    <mo stretchy="false">)</mo>
                  </mrow>
                  <mn>2</mn>
                </msup>
                <mo stretchy="false">⋅</mo>
                <mi>u</mi>
              </mrow>
            </mrow>
            <mrow>
              <msup>
                <mrow>
                  <mo stretchy="false">(</mo>
                  <msub>
                    <mi>X</mi>
                    <mi>S</mi>
                  </msub>
                  <mo stretchy="false">)</mo>
                </mrow>
                <mn>2</mn>
              </msup>
              <mo stretchy="false">+</mo>
              <mrow>
                <msup>
                  <mrow>
                    <mo stretchy="false">(</mo>
                    <mfrac>
                      <mrow>
                        <mo stretchy="false">∂</mo>
                        <msub>
                          <mo stretchy="false">λ</mo>
                          <mi>S</mi>
                        </msub>
                      </mrow>
                      <mrow>
                        <mo stretchy="false">∂</mo>
                        <mo stretchy="false">Δ</mo>
                        <msub>
                          <mi>U</mi>
                          <mi>m</mi>
                        </msub>
                      </mrow>
                    </mfrac>
                    <mo stretchy="false">)</mo>
                  </mrow>
                  <mn>2</mn>
                </msup>
                <mo stretchy="false">⋅</mo>
                <mi>u</mi>
              </mrow>
            </mrow>
            <mrow>
              <msup>
                <mrow>
                  <mo stretchy="false">(</mo>
                  <mrow>
                    <mo stretchy="false">Δ</mo>
                    <msub>
                      <mi>U</mi>
                      <mi>m</mi>
                    </msub>
                  </mrow>
                  <mo stretchy="false">)</mo>
                </mrow>
                <mn>2</mn>
              </msup>
              <mo stretchy="false">+</mo>
              <mrow>
                <msup>
                  <mrow>
                    <mo stretchy="false">(</mo>
                    <mfrac>
                      <mrow>
                        <mo stretchy="false">∂</mo>
                        <msub>
                          <mo stretchy="false">λ</mo>
                          <mi>S</mi>
                        </msub>
                      </mrow>
                      <mrow>
                        <mo stretchy="false">∂</mo>
                        <mo stretchy="false">Δ</mo>
                        <msub>
                          <mi>U</mi>
                          <mi>S</mi>
                        </msub>
                      </mrow>
                    </mfrac>
                    <mo stretchy="false">)</mo>
                  </mrow>
                  <mn>2</mn>
                </msup>
                <mo stretchy="false">⋅</mo>
                <mi>u</mi>
              </mrow>
            </mrow>
            <msup>
              <mrow>
                <mo stretchy="false">(</mo>
                <mrow>
                  <mo stretchy="false">Δ</mo>
                  <msub>
                    <mi>U</mi>
                    <mi>S</mi>
                  </msub>
                </mrow>
                <mo stretchy="false">)</mo>
              </mrow>
              <mn>2</mn>
            </msup>
          </mrow>
        </msqrt>
      </mrow>
    </mrow>
    <annotation encoding="StarMath 5.0">u(%lambda_{S})=sqrt{({partial %lambda_{S} } over {partial X_{m}})^{2} cdot u(X_{m})^2 + ({partial %lambda_{S}} over {partial X_{S}} )^{2} cdot u(X_{S})^2 + ({partial %lambda_{S}} over {partial %DELTA U_{m}} )^{2} cdot u(%DELTA U_{m})^2 + ({partial %lambda_{S}} over {partial %DELTA U_{S}})^{2} cdot u(%DELTA U_{S})^2 }  
</annotation>
  </semantics>
</math>
</file>

<file path=Object 6/content.xml><?xml version="1.0" encoding="utf-8"?>
<math xmlns="http://www.w3.org/1998/Math/MathML">
  <semantics>
    <mrow>
      <mi>u</mi>
      <mrow>
        <mrow>
          <mo stretchy="false">(</mo>
          <msub>
            <mo stretchy="false">λ</mo>
            <mi>S</mi>
          </msub>
          <mo stretchy="false">)</mo>
        </mrow>
        <mo stretchy="false">=</mo>
        <mn>0,017</mn>
      </mrow>
    </mrow>
    <annotation encoding="StarMath 5.0">u(%lambda_{S})= 0,017</annotation>
  </semantics>
</math>
</file>

<file path=Object 7/content.xml><?xml version="1.0" encoding="utf-8"?>
<math xmlns="http://www.w3.org/1998/Math/MathML">
  <semantics>
    <mrow>
      <mi>u</mi>
      <mrow>
        <mrow>
          <mo stretchy="false">(</mo>
          <msub>
            <mo stretchy="false">λ</mo>
            <mi>C</mi>
          </msub>
          <mo stretchy="false">)</mo>
        </mrow>
        <mi mathvariant="normal">=</mi>
        <msqrt>
          <mrow>
            <mrow>
              <msup>
                <mrow>
                  <mo stretchy="false">(</mo>
                  <mfrac>
                    <mrow>
                      <mi mathvariant="normal">∂</mi>
                      <msub>
                        <mo stretchy="false">λ</mo>
                        <mi>C</mi>
                      </msub>
                    </mrow>
                    <mrow>
                      <mi mathvariant="normal">∂</mi>
                      <msub>
                        <mi>X</mi>
                        <mi>m</mi>
                      </msub>
                    </mrow>
                  </mfrac>
                  <mo stretchy="false">)</mo>
                </mrow>
                <mn>2</mn>
              </msup>
              <mi mathvariant="normal">⋅</mi>
              <mi>u</mi>
            </mrow>
            <mrow>
              <msup>
                <mrow>
                  <mo stretchy="false">(</mo>
                  <msub>
                    <mi>X</mi>
                    <mi>m</mi>
                  </msub>
                  <mo stretchy="false">)</mo>
                </mrow>
                <mn>2</mn>
              </msup>
              <mo stretchy="false">+</mo>
              <mrow>
                <msup>
                  <mrow>
                    <mo stretchy="false">(</mo>
                    <mfrac>
                      <mrow>
                        <mi mathvariant="normal">∂</mi>
                        <msub>
                          <mo stretchy="false">λ</mo>
                          <mi>C</mi>
                        </msub>
                      </mrow>
                      <mrow>
                        <mi mathvariant="normal">∂</mi>
                        <msub>
                          <mi>X</mi>
                          <mi>C</mi>
                        </msub>
                      </mrow>
                    </mfrac>
                    <mo stretchy="false">)</mo>
                  </mrow>
                  <mn>2</mn>
                </msup>
                <mi mathvariant="normal">⋅</mi>
                <mi>u</mi>
              </mrow>
            </mrow>
            <mrow>
              <msup>
                <mrow>
                  <mo stretchy="false">(</mo>
                  <msub>
                    <mi>X</mi>
                    <mi>C</mi>
                  </msub>
                  <mo stretchy="false">)</mo>
                </mrow>
                <mn>2</mn>
              </msup>
              <mo stretchy="false">+</mo>
              <mrow>
                <msup>
                  <mrow>
                    <mo stretchy="false">(</mo>
                    <mfrac>
                      <mrow>
                        <mi mathvariant="normal">∂</mi>
                        <msub>
                          <mo stretchy="false">λ</mo>
                          <mi>C</mi>
                        </msub>
                      </mrow>
                      <mrow>
                        <mi mathvariant="normal">∂</mi>
                        <mo stretchy="false">Δ</mo>
                        <msub>
                          <mi>U</mi>
                          <mi>m</mi>
                        </msub>
                      </mrow>
                    </mfrac>
                    <mo stretchy="false">)</mo>
                  </mrow>
                  <mn>2</mn>
                </msup>
                <mi mathvariant="normal">⋅</mi>
                <mi>u</mi>
              </mrow>
            </mrow>
            <mrow>
              <msup>
                <mrow>
                  <mo stretchy="false">(</mo>
                  <mrow>
                    <mo stretchy="false">Δ</mo>
                    <msub>
                      <mi>U</mi>
                      <mi>m</mi>
                    </msub>
                  </mrow>
                  <mo stretchy="false">)</mo>
                </mrow>
                <mn>2</mn>
              </msup>
              <mo stretchy="false">+</mo>
              <mrow>
                <msup>
                  <mrow>
                    <mo stretchy="false">(</mo>
                    <mfrac>
                      <mrow>
                        <mi mathvariant="normal">∂</mi>
                        <msub>
                          <mo stretchy="false">λ</mo>
                          <mi>C</mi>
                        </msub>
                      </mrow>
                      <mrow>
                        <mi mathvariant="normal">∂</mi>
                        <mo stretchy="false">Δ</mo>
                        <msub>
                          <mi>U</mi>
                          <mi>C</mi>
                        </msub>
                      </mrow>
                    </mfrac>
                    <mo stretchy="false">)</mo>
                  </mrow>
                  <mn>2</mn>
                </msup>
                <mi mathvariant="normal">⋅</mi>
                <mi>u</mi>
              </mrow>
            </mrow>
            <msup>
              <mrow>
                <mo stretchy="false">(</mo>
                <mrow>
                  <mo stretchy="false">Δ</mo>
                  <msub>
                    <mi>U</mi>
                    <mi>C</mi>
                  </msub>
                </mrow>
                <mo stretchy="false">)</mo>
              </mrow>
              <mn>2</mn>
            </msup>
          </mrow>
        </msqrt>
      </mrow>
    </mrow>
    <annotation encoding="StarMath 5.0">u(%lambda_{C})=sqrt{({partial %lambda_{C} } over {partial X_{m}})^{2} cdot u(X_{m})^2 + ({partial %lambda_{C}} over {partial X_{C}} )^{2} cdot u(X_{C})^2 + ({partial %lambda_{C}} over {partial %DELTA U_{m}} )^{2} cdot u(%DELTA U_{m})^2 + ({partial %lambda_{C}} over {partial %DELTA U_{C}})^{2} cdot u(%DELTA U_{C})^2 }  
</annotation>
  </semantics>
</math>
</file>